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283" calcext:value-type="float">
            <text:p>0,283</text:p>
          </table:table-cell>
          <table:table-cell office:value-type="float" office:value="0" calcext:value-type="float">
            <text:p>0</text:p>
          </table:table-cell>
          <table:table-cell office:value-type="float" office:value="419.322" calcext:value-type="float">
            <text:p>419,322</text:p>
          </table:table-cell>
          <table:table-cell office:value-type="float" office:value="0.312" calcext:value-type="float">
            <text:p>0,312</text:p>
          </table:table-cell>
          <table:table-cell office:value-type="float" office:value="0" calcext:value-type="float">
            <text:p>0</text:p>
          </table:table-cell>
          <table:table-cell office:value-type="float" office:value="399.066" calcext:value-type="float">
            <text:p>399,066</text:p>
          </table:table-cell>
        </table:table-row>
        <table:table-row table:style-name="ro1">
          <table:table-cell office:value-type="string" calcext:value-type="string">
            <text:p>Wine </text:p>
          </table:table-cell>
          <table:table-cell office:value-type="float" office:value="0.128" calcext:value-type="float">
            <text:p>0,128</text:p>
          </table:table-cell>
          <table:table-cell office:value-type="float" office:value="3.05" calcext:value-type="float">
            <text:p>3,05</text:p>
          </table:table-cell>
          <table:table-cell office:value-type="float" office:value="548.643" calcext:value-type="float">
            <text:p>548,643</text:p>
          </table:table-cell>
          <table:table-cell office:value-type="float" office:value="0.125" calcext:value-type="float">
            <text:p>0,125</text:p>
          </table:table-cell>
          <table:table-cell office:value-type="float" office:value="2.832" calcext:value-type="float">
            <text:p>2,832</text:p>
          </table:table-cell>
          <table:table-cell office:value-type="float" office:value="536.561" calcext:value-type="float">
            <text:p>536,561</text:p>
          </table:table-cell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0.513" calcext:value-type="float">
            <text:p>0,513</text:p>
          </table:table-cell>
          <table:table-cell office:value-type="float" office:value="0" calcext:value-type="float">
            <text:p>0</text:p>
          </table:table-cell>
          <table:table-cell office:value-type="float" office:value="143.701" calcext:value-type="float">
            <text:p>143,701</text:p>
          </table:table-cell>
          <table:table-cell office:value-type="float" office:value="0.481" calcext:value-type="float">
            <text:p>0,481</text:p>
          </table:table-cell>
          <table:table-cell office:value-type="float" office:value="0" calcext:value-type="float">
            <text:p>0</text:p>
          </table:table-cell>
          <table:table-cell office:value-type="float" office:value="119.117" calcext:value-type="float">
            <text:p>119,117</text:p>
          </table:table-cell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0.238" calcext:value-type="float">
            <text:p>0,238</text:p>
          </table:table-cell>
          <table:table-cell office:value-type="float" office:value="25.165" calcext:value-type="float">
            <text:p>25,165</text:p>
          </table:table-cell>
          <table:table-cell office:value-type="float" office:value="3396.023" calcext:value-type="float">
            <text:p>3396,023</text:p>
          </table:table-cell>
          <table:table-cell office:value-type="float" office:value="0.088" calcext:value-type="float">
            <text:p>0,088</text:p>
          </table:table-cell>
          <table:table-cell office:value-type="float" office:value="27.797" calcext:value-type="float">
            <text:p>27,797</text:p>
          </table:table-cell>
          <table:table-cell office:value-type="float" office:value="3290.629" calcext:value-type="float">
            <text:p>3290,629</text:p>
          </table:table-cell>
        </table:table-row>
        <table:table-row table:style-name="ro1">
          <table:table-cell office:value-type="string" calcext:value-type="string">
            <text:p>Balance </text:p>
          </table:table-cell>
          <table:table-cell office:value-type="float" office:value="0.095" calcext:value-type="float">
            <text:p>0,095</text:p>
          </table:table-cell>
          <table:table-cell office:value-type="float" office:value="24.851" calcext:value-type="float">
            <text:p>24,851</text:p>
          </table:table-cell>
          <table:table-cell office:value-type="float" office:value="2167.196" calcext:value-type="float">
            <text:p>2167,196</text:p>
          </table:table-cell>
          <table:table-cell office:value-type="float" office:value="0.093" calcext:value-type="float">
            <text:p>0,093</text:p>
          </table:table-cell>
          <table:table-cell office:value-type="float" office:value="23.622" calcext:value-type="float">
            <text:p>23,622</text:p>
          </table:table-cell>
          <table:table-cell office:value-type="float" office:value="2145.55" calcext:value-type="float">
            <text:p>2145,55</text:p>
          </table:table-cell>
        </table:table-row>
        <table:table-row table:style-name="ro1">
          <table:table-cell office:value-type="string" calcext:value-type="string">
            <text:p>Boston </text:p>
          </table:table-cell>
          <table:table-cell office:value-type="float" office:value="0" calcext:value-type="float">
            <text:p>0</text:p>
          </table:table-cell>
          <table:table-cell office:value-type="float" office:value="0.183" calcext:value-type="float">
            <text:p>0,183</text:p>
          </table:table-cell>
          <table:table-cell office:value-type="float" office:value="1220.888" calcext:value-type="float">
            <text:p>1220,888</text:p>
          </table:table-cell>
          <table:table-cell office:value-type="float" office:value="-0.002" calcext:value-type="float">
            <text:p>-0,002</text:p>
          </table:table-cell>
          <table:table-cell office:value-type="float" office:value="0.235" calcext:value-type="float">
            <text:p>0,235</text:p>
          </table:table-cell>
          <table:table-cell office:value-type="float" office:value="1328.932" calcext:value-type="float">
            <text:p>1328,932</text:p>
          </table:table-cell>
        </table:table-row>
        <table:table-row table:style-name="ro1">
          <table:table-cell office:value-type="string" calcext:value-type="string">
            <text:p>Diabetes </text:p>
          </table:table-cell>
          <table:table-cell office:value-type="float" office:value="0.002" calcext:value-type="float">
            <text:p>0,002</text:p>
          </table:table-cell>
          <table:table-cell office:value-type="float" office:value="0.37" calcext:value-type="float">
            <text:p>0,37</text:p>
          </table:table-cell>
          <table:table-cell office:value-type="float" office:value="1060.1" calcext:value-type="float">
            <text:p>1060,1</text:p>
          </table:table-cell>
          <table:table-cell office:value-type="float" office:value="0.001" calcext:value-type="float">
            <text:p>0,001</text:p>
          </table:table-cell>
          <table:table-cell office:value-type="float" office:value="0.471" calcext:value-type="float">
            <text:p>0,471</text:p>
          </table:table-cell>
          <table:table-cell office:value-type="float" office:value="1060.583" calcext:value-type="float">
            <text:p>1060,583</text:p>
          </table:table-cell>
        </table:table-row>
        <table:table-row table:style-name="ro1">
          <table:table-cell office:value-type="string" calcext:value-type="string">
            <text:p>Breast_Cancer </text:p>
          </table:table-cell>
          <table:table-cell office:value-type="float" office:value="0.244" calcext:value-type="float">
            <text:p>0,244</text:p>
          </table:table-cell>
          <table:table-cell office:value-type="float" office:value="21.22" calcext:value-type="float">
            <text:p>21,22</text:p>
          </table:table-cell>
          <table:table-cell office:value-type="float" office:value="3053.017" calcext:value-type="float">
            <text:p>3053,017</text:p>
          </table:table-cell>
          <table:table-cell office:value-type="float" office:value="0.122" calcext:value-type="float">
            <text:p>0,122</text:p>
          </table:table-cell>
          <table:table-cell office:value-type="float" office:value="23.225" calcext:value-type="float">
            <text:p>23,225</text:p>
          </table:table-cell>
          <table:table-cell office:value-type="float" office:value="3030.721" calcext:value-type="float">
            <text:p>3030,721</text:p>
          </table:table-cell>
        </table:table-row>
        <table:table-row table:style-name="ro1">
          <table:table-cell office:value-type="string" calcext:value-type="string">
            <text:p>Bupa </text:p>
          </table:table-cell>
          <table:table-cell office:value-type="float" office:value="0.316" calcext:value-type="float">
            <text:p>0,316</text:p>
          </table:table-cell>
          <table:table-cell office:value-type="float" office:value="13.053" calcext:value-type="float">
            <text:p>13,053</text:p>
          </table:table-cell>
          <table:table-cell office:value-type="float" office:value="1182.052" calcext:value-type="float">
            <text:p>1182,052</text:p>
          </table:table-cell>
          <table:table-cell office:value-type="float" office:value="0.054" calcext:value-type="float">
            <text:p>0,054</text:p>
          </table:table-cell>
          <table:table-cell office:value-type="float" office:value="17.311" calcext:value-type="float">
            <text:p>17,311</text:p>
          </table:table-cell>
          <table:table-cell office:value-type="float" office:value="1171.336" calcext:value-type="float">
            <text:p>1171,336</text:p>
          </table:table-cell>
        </table:table-row>
        <table:table-row table:style-name="ro1">
          <table:table-cell office:value-type="string" calcext:value-type="string">
            <text:p>Ecoli </text:p>
          </table:table-cell>
          <table:table-cell office:value-type="float" office:value="0.006" calcext:value-type="float">
            <text:p>0,006</text:p>
          </table:table-cell>
          <table:table-cell office:value-type="float" office:value="20.499" calcext:value-type="float">
            <text:p>20,499</text:p>
          </table:table-cell>
          <table:table-cell office:value-type="float" office:value="966.854" calcext:value-type="float">
            <text:p>966,854</text:p>
          </table:table-cell>
          <table:table-cell office:value-type="float" office:value="0.018" calcext:value-type="float">
            <text:p>0,018</text:p>
          </table:table-cell>
          <table:table-cell office:value-type="float" office:value="12.894" calcext:value-type="float">
            <text:p>12,894</text:p>
          </table:table-cell>
          <table:table-cell office:value-type="float" office:value="884.182" calcext:value-type="float">
            <text:p>884,182</text:p>
          </table:table-cell>
        </table:table-row>
        <table:table-row table:style-name="ro1">
          <table:table-cell office:value-type="string" calcext:value-type="string">
            <text:p>Haberman </text:p>
          </table:table-cell>
          <table:table-cell office:value-type="float" office:value="0.007" calcext:value-type="float">
            <text:p>0,007</text:p>
          </table:table-cell>
          <table:table-cell office:value-type="float" office:value="16.918" calcext:value-type="float">
            <text:p>16,918</text:p>
          </table:table-cell>
          <table:table-cell office:value-type="float" office:value="957.105" calcext:value-type="float">
            <text:p>957,105</text:p>
          </table:table-cell>
          <table:table-cell office:value-type="float" office:value="0.114" calcext:value-type="float">
            <text:p>0,114</text:p>
          </table:table-cell>
          <table:table-cell office:value-type="float" office:value="14.194" calcext:value-type="float">
            <text:p>14,194</text:p>
          </table:table-cell>
          <table:table-cell office:value-type="float" office:value="967.434" calcext:value-type="float">
            <text:p>967,434</text:p>
          </table:table-cell>
        </table:table-row>
        <table:table-row table:style-name="ro1">
          <table:table-cell office:value-type="string" calcext:value-type="string">
            <text:p>Led7Digit </text:p>
          </table:table-cell>
          <table:table-cell office:value-type="float" office:value="0.008" calcext:value-type="float">
            <text:p>0,008</text:p>
          </table:table-cell>
          <table:table-cell office:value-type="float" office:value="11.429" calcext:value-type="float">
            <text:p>11,429</text:p>
          </table:table-cell>
          <table:table-cell office:value-type="float" office:value="1479.765" calcext:value-type="float">
            <text:p>1479,765</text:p>
          </table:table-cell>
          <table:table-cell office:value-type="float" office:value="0.005" calcext:value-type="float">
            <text:p>0,005</text:p>
          </table:table-cell>
          <table:table-cell office:value-type="float" office:value="9.116" calcext:value-type="float">
            <text:p>9,116</text:p>
          </table:table-cell>
          <table:table-cell office:value-type="float" office:value="1485.671" calcext:value-type="float">
            <text:p>1485,671</text:p>
          </table:table-cell>
        </table:table-row>
        <table:table-row table:style-name="ro1">
          <table:table-cell office:value-type="string" calcext:value-type="string">
            <text:p>Monk2 </text:p>
          </table:table-cell>
          <table:table-cell office:value-type="float" office:value="0.526" calcext:value-type="float">
            <text:p>0,526</text:p>
          </table:table-cell>
          <table:table-cell office:value-type="float" office:value="13.073" calcext:value-type="float">
            <text:p>13,073</text:p>
          </table:table-cell>
          <table:table-cell office:value-type="float" office:value="1535.757" calcext:value-type="float">
            <text:p>1535,757</text:p>
          </table:table-cell>
          <table:table-cell office:value-type="float" office:value="0.294" calcext:value-type="float">
            <text:p>0,294</text:p>
          </table:table-cell>
          <table:table-cell office:value-type="float" office:value="15.751" calcext:value-type="float">
            <text:p>15,751</text:p>
          </table:table-cell>
          <table:table-cell office:value-type="float" office:value="1521.23" calcext:value-type="float">
            <text:p>1521,23</text:p>
          </table:table-cell>
        </table:table-row>
        <table:table-row table:style-name="ro1">
          <table:table-cell office:value-type="string" calcext:value-type="string">
            <text:p>Newthyroid </text:p>
          </table:table-cell>
          <table:table-cell office:value-type="float" office:value="-0.009" calcext:value-type="float">
            <text:p>-0,009</text:p>
          </table:table-cell>
          <table:table-cell office:value-type="float" office:value="5.772" calcext:value-type="float">
            <text:p>5,772</text:p>
          </table:table-cell>
          <table:table-cell office:value-type="float" office:value="626.397" calcext:value-type="float">
            <text:p>626,397</text:p>
          </table:table-cell>
          <table:table-cell office:value-type="float" office:value="0.015" calcext:value-type="float">
            <text:p>0,015</text:p>
          </table:table-cell>
          <table:table-cell office:value-type="float" office:value="6.926" calcext:value-type="float">
            <text:p>6,926</text:p>
          </table:table-cell>
          <table:table-cell office:value-type="float" office:value="596.741" calcext:value-type="float">
            <text:p>596,741</text:p>
          </table:table-cell>
        </table:table-row>
        <table:table-row table:style-name="ro1">
          <table:table-cell office:value-type="string" calcext:value-type="string">
            <text:p>Vehicle </text:p>
          </table:table-cell>
          <table:table-cell office:value-type="float" office:value="0.004" calcext:value-type="float">
            <text:p>0,004</text:p>
          </table:table-cell>
          <table:table-cell office:value-type="float" office:value="28.487" calcext:value-type="float">
            <text:p>28,487</text:p>
          </table:table-cell>
          <table:table-cell office:value-type="float" office:value="3656.235" calcext:value-type="float">
            <text:p>3656,235</text:p>
          </table:table-cell>
          <table:table-cell office:value-type="float" office:value="0.004" calcext:value-type="float">
            <text:p>0,004</text:p>
          </table:table-cell>
          <table:table-cell office:value-type="float" office:value="22.185" calcext:value-type="float">
            <text:p>22,185</text:p>
          </table:table-cell>
          <table:table-cell office:value-type="float" office:value="3589.604" calcext:value-type="float">
            <text:p>3589,604</text:p>
          </table:table-cell>
        </table:table-row>
        <table:table-row table:style-name="ro1">
          <table:table-cell office:value-type="string" calcext:value-type="string">
            <text:p>Zoo </text:p>
          </table:table-cell>
          <table:table-cell office:value-type="float" office:value="0.098" calcext:value-type="float">
            <text:p>0,098</text:p>
          </table:table-cell>
          <table:table-cell office:value-type="float" office:value="1.212" calcext:value-type="float">
            <text:p>1,212</text:p>
          </table:table-cell>
          <table:table-cell office:value-type="float" office:value="278.962" calcext:value-type="float">
            <text:p>278,962</text:p>
          </table:table-cell>
          <table:table-cell office:value-type="float" office:value="0.097" calcext:value-type="float">
            <text:p>0,097</text:p>
          </table:table-cell>
          <table:table-cell office:value-type="float" office:value="2.424" calcext:value-type="float">
            <text:p>2,424</text:p>
          </table:table-cell>
          <table:table-cell office:value-type="float" office:value="263.898" calcext:value-type="float">
            <text:p>263,898</text:p>
          </table:table-cell>
        </table:table-row>
        <table:table-row table:style-name="ro1">
          <table:table-cell office:value-type="string" calcext:value-type="string">
            <text:p>Sonar </text:p>
          </table:table-cell>
          <table:table-cell office:value-type="float" office:value="0.064" calcext:value-type="float">
            <text:p>0,064</text:p>
          </table:table-cell>
          <table:table-cell office:value-type="float" office:value="8.413" calcext:value-type="float">
            <text:p>8,413</text:p>
          </table:table-cell>
          <table:table-cell office:value-type="float" office:value="917.753" calcext:value-type="float">
            <text:p>917,753</text:p>
          </table:table-cell>
          <table:table-cell office:value-type="float" office:value="0.051" calcext:value-type="float">
            <text:p>0,051</text:p>
          </table:table-cell>
          <table:table-cell office:value-type="float" office:value="10.476" calcext:value-type="float">
            <text:p>10,476</text:p>
          </table:table-cell>
          <table:table-cell office:value-type="float" office:value="897.828" calcext:value-type="float">
            <text:p>897,828</text:p>
          </table:table-cell>
        </table:table-row>
        <table:table-row table:style-name="ro1">
          <table:table-cell office:value-type="string" calcext:value-type="string">
            <text:p>Heart </text:p>
          </table:table-cell>
          <table:table-cell office:value-type="float" office:value="0.451" calcext:value-type="float">
            <text:p>0,451</text:p>
          </table:table-cell>
          <table:table-cell office:value-type="float" office:value="7.123" calcext:value-type="float">
            <text:p>7,123</text:p>
          </table:table-cell>
          <table:table-cell office:value-type="float" office:value="956.131" calcext:value-type="float">
            <text:p>956,131</text:p>
          </table:table-cell>
          <table:table-cell office:value-type="float" office:value="0.182" calcext:value-type="float">
            <text:p>0,182</text:p>
          </table:table-cell>
          <table:table-cell office:value-type="float" office:value="12.156" calcext:value-type="float">
            <text:p>12,156</text:p>
          </table:table-cell>
          <table:table-cell office:value-type="float" office:value="946.596" calcext:value-type="float">
            <text:p>946,596</text:p>
          </table:table-cell>
        </table:table-row>
        <table:table-row table:style-name="ro1">
          <table:table-cell office:value-type="string" calcext:value-type="string">
            <text:p>Ionosphere </text:p>
          </table:table-cell>
          <table:table-cell office:value-type="float" office:value="0.151" calcext:value-type="float">
            <text:p>0,151</text:p>
          </table:table-cell>
          <table:table-cell office:value-type="float" office:value="16.984" calcext:value-type="float">
            <text:p>16,984</text:p>
          </table:table-cell>
          <table:table-cell office:value-type="float" office:value="1577.815" calcext:value-type="float">
            <text:p>1577,815</text:p>
          </table:table-cell>
          <table:table-cell office:value-type="float" office:value="0.31" calcext:value-type="float">
            <text:p>0,31</text:p>
          </table:table-cell>
          <table:table-cell office:value-type="float" office:value="12.804" calcext:value-type="float">
            <text:p>12,804</text:p>
          </table:table-cell>
          <table:table-cell office:value-type="float" office:value="1567.41" calcext:value-type="float">
            <text:p>1567,41</text:p>
          </table:table-cell>
        </table:table-row>
        <table:table-row table:style-name="ro1">
          <table:table-cell office:value-type="string" calcext:value-type="string">
            <text:p>Wdbc </text:p>
          </table:table-cell>
          <table:table-cell office:value-type="float" office:value="0.442" calcext:value-type="float">
            <text:p>0,442</text:p>
          </table:table-cell>
          <table:table-cell office:value-type="float" office:value="17.168" calcext:value-type="float">
            <text:p>17,168</text:p>
          </table:table-cell>
          <table:table-cell office:value-type="float" office:value="3007.893" calcext:value-type="float">
            <text:p>3007,893</text:p>
          </table:table-cell>
          <table:table-cell office:value-type="float" office:value="0.318" calcext:value-type="float">
            <text:p>0,318</text:p>
          </table:table-cell>
          <table:table-cell office:value-type="float" office:value="18.212" calcext:value-type="float">
            <text:p>18,212</text:p>
          </table:table-cell>
          <table:table-cell office:value-type="float" office:value="2892.588" calcext:value-type="float">
            <text:p>2892,588</text:p>
          </table:table-cell>
        </table:table-row>
        <table:table-row table:style-name="ro1">
          <table:table-cell office:value-type="string" calcext:value-type="string">
            <text:p>Vowel </text:p>
          </table:table-cell>
          <table:table-cell office:value-type="float" office:value="0.004" calcext:value-type="float">
            <text:p>0,004</text:p>
          </table:table-cell>
          <table:table-cell office:value-type="float" office:value="13.386" calcext:value-type="float">
            <text:p>13,386</text:p>
          </table:table-cell>
          <table:table-cell office:value-type="float" office:value="3528.436" calcext:value-type="float">
            <text:p>3528,436</text:p>
          </table:table-cell>
          <table:table-cell office:value-type="float" office:value="0.002" calcext:value-type="float">
            <text:p>0,002</text:p>
          </table:table-cell>
          <table:table-cell office:value-type="float" office:value="11.53" calcext:value-type="float">
            <text:p>11,53</text:p>
          </table:table-cell>
          <table:table-cell office:value-type="float" office:value="3578.768" calcext:value-type="float">
            <text:p>3578,768</text:p>
          </table:table-cell>
        </table:table-row>
        <table:table-row table:style-name="ro1">
          <table:table-cell office:value-type="string" calcext:value-type="string">
            <text:p>Movement_Libras </text:p>
          </table:table-cell>
          <table:table-cell office:value-type="float" office:value="0.003" calcext:value-type="float">
            <text:p>0,003</text:p>
          </table:table-cell>
          <table:table-cell office:value-type="float" office:value="4.233" calcext:value-type="float">
            <text:p>4,233</text:p>
          </table:table-cell>
          <table:table-cell office:value-type="float" office:value="1254.598" calcext:value-type="float">
            <text:p>1254,598</text:p>
          </table:table-cell>
          <table:table-cell office:value-type="float" office:value="0.003" calcext:value-type="float">
            <text:p>0,003</text:p>
          </table:table-cell>
          <table:table-cell office:value-type="float" office:value="3.28" calcext:value-type="float">
            <text:p>3,28</text:p>
          </table:table-cell>
          <table:table-cell office:value-type="float" office:value="1272.451" calcext:value-type="float">
            <text:p>1272,451</text:p>
          </table:table-cell>
        </table:table-row>
        <table:table-row table:style-name="ro1">
          <table:table-cell office:value-type="string" calcext:value-type="string">
            <text:p>Appendicitis </text:p>
          </table:table-cell>
          <table:table-cell office:value-type="float" office:value="0.023" calcext:value-type="float">
            <text:p>0,023</text:p>
          </table:table-cell>
          <table:table-cell office:value-type="float" office:value="4.848" calcext:value-type="float">
            <text:p>4,848</text:p>
          </table:table-cell>
          <table:table-cell office:value-type="float" office:value="317.167" calcext:value-type="float">
            <text:p>317,167</text:p>
          </table:table-cell>
          <table:table-cell office:value-type="float" office:value="0.016" calcext:value-type="float">
            <text:p>0,016</text:p>
          </table:table-cell>
          <table:table-cell office:value-type="float" office:value="6.667" calcext:value-type="float">
            <text:p>6,667</text:p>
          </table:table-cell>
          <table:table-cell office:value-type="float" office:value="305.564" calcext:value-type="float">
            <text:p>305,564</text:p>
          </table:table-cell>
        </table:table-row>
        <table:table-row table:style-name="ro1">
          <table:table-cell office:value-type="string" calcext:value-type="string">
            <text:p>Saheart </text:p>
          </table:table-cell>
          <table:table-cell office:value-type="float" office:value="0.216" calcext:value-type="float">
            <text:p>0,216</text:p>
          </table:table-cell>
          <table:table-cell office:value-type="float" office:value="18.841" calcext:value-type="float">
            <text:p>18,841</text:p>
          </table:table-cell>
          <table:table-cell office:value-type="float" office:value="1789.658" calcext:value-type="float">
            <text:p>1789,658</text:p>
          </table:table-cell>
          <table:table-cell office:value-type="float" office:value="0.388" calcext:value-type="float">
            <text:p>0,388</text:p>
          </table:table-cell>
          <table:table-cell office:value-type="float" office:value="13.66" calcext:value-type="float">
            <text:p>13,66</text:p>
          </table:table-cell>
          <table:table-cell office:value-type="float" office:value="1754.334" calcext:value-type="float">
            <text:p>1754,334</text:p>
          </table:table-cell>
        </table:table-row>
        <table:table-row table:style-name="ro1">
          <table:table-cell office:value-type="string" calcext:value-type="string">
            <text:p>Spectfheart </text:p>
          </table:table-cell>
          <table:table-cell office:value-type="float" office:value="0.454" calcext:value-type="float">
            <text:p>0,454</text:p>
          </table:table-cell>
          <table:table-cell office:value-type="float" office:value="6.743" calcext:value-type="float">
            <text:p>6,743</text:p>
          </table:table-cell>
          <table:table-cell office:value-type="float" office:value="1237.863" calcext:value-type="float">
            <text:p>1237,863</text:p>
          </table:table-cell>
          <table:table-cell office:value-type="float" office:value="0.194" calcext:value-type="float">
            <text:p>0,194</text:p>
          </table:table-cell>
          <table:table-cell office:value-type="float" office:value="12.156" calcext:value-type="float">
            <text:p>12,156</text:p>
          </table:table-cell>
          <table:table-cell office:value-type="float" office:value="1167.275" calcext:value-type="float">
            <text:p>1167,275</text:p>
          </table:table-cell>
        </table:table-row>
        <table:table-row table:style-name="ro1">
          <table:table-cell office:value-type="string" calcext:value-type="string">
            <text:p>Hayesroth </text:p>
          </table:table-cell>
          <table:table-cell office:value-type="float" office:value="0.027" calcext:value-type="float">
            <text:p>0,027</text:p>
          </table:table-cell>
          <table:table-cell office:value-type="float" office:value="1.389" calcext:value-type="float">
            <text:p>1,389</text:p>
          </table:table-cell>
          <table:table-cell office:value-type="float" office:value="458.87" calcext:value-type="float">
            <text:p>458,87</text:p>
          </table:table-cell>
          <table:table-cell office:value-type="float" office:value="0.036" calcext:value-type="float">
            <text:p>0,036</text:p>
          </table:table-cell>
          <table:table-cell office:value-type="float" office:value="1.667" calcext:value-type="float">
            <text:p>1,667</text:p>
          </table:table-cell>
          <table:table-cell office:value-type="float" office:value="443.318" calcext:value-type="float">
            <text:p>443,318</text:p>
          </table:table-cell>
        </table:table-row>
        <table:table-row table:style-name="ro1">
          <table:table-cell office:value-type="string" calcext:value-type="string">
            <text:p>Tae </text:p>
          </table:table-cell>
          <table:table-cell office:value-type="float" office:value="0.007" calcext:value-type="float">
            <text:p>0,007</text:p>
          </table:table-cell>
          <table:table-cell office:value-type="float" office:value="0.833" calcext:value-type="float">
            <text:p>0,833</text:p>
          </table:table-cell>
          <table:table-cell office:value-type="float" office:value="430.047" calcext:value-type="float">
            <text:p>430,047</text:p>
          </table:table-cell>
          <table:table-cell office:value-type="float" office:value="0.014" calcext:value-type="float">
            <text:p>0,014</text:p>
          </table:table-cell>
          <table:table-cell office:value-type="float" office:value="1.389" calcext:value-type="float">
            <text:p>1,389</text:p>
          </table:table-cell>
          <table:table-cell office:value-type="float" office:value="422.48" calcext:value-type="float">
            <text:p>422,48</text:p>
          </table:table-cell>
        </table:table-row>
        <table:table-row table:style-name="ro1">
          <table:table-cell office:value-type="string" calcext:value-type="string">
            <text:p>Glass </text:p>
          </table:table-cell>
          <table:table-cell office:value-type="float" office:value="0.017" calcext:value-type="float">
            <text:p>0,017</text:p>
          </table:table-cell>
          <table:table-cell office:value-type="float" office:value="8.225" calcext:value-type="float">
            <text:p>8,225</text:p>
          </table:table-cell>
          <table:table-cell office:value-type="float" office:value="607.408" calcext:value-type="float">
            <text:p>607,408</text:p>
          </table:table-cell>
          <table:table-cell office:value-type="float" office:value="0.016" calcext:value-type="float">
            <text:p>0,016</text:p>
          </table:table-cell>
          <table:table-cell office:value-type="float" office:value="4.906" calcext:value-type="float">
            <text:p>4,906</text:p>
          </table:table-cell>
          <table:table-cell office:value-type="float" office:value="546.063" calcext:value-type="float">
            <text:p>546,063</text:p>
          </table:table-cell>
        </table:table-row>
        <table:table-row table:style-name="ro1">
          <table:table-cell office:value-type="string" calcext:value-type="string">
            <text:p>Rand </text:p>
          </table:table-cell>
          <table:table-cell office:value-type="float" office:value="0.249" calcext:value-type="float">
            <text:p>0,249</text:p>
          </table:table-cell>
          <table:table-cell office:value-type="float" office:value="0.317" calcext:value-type="float">
            <text:p>0,317</text:p>
          </table:table-cell>
          <table:table-cell office:value-type="float" office:value="407.621" calcext:value-type="float">
            <text:p>407,621</text:p>
          </table:table-cell>
          <table:table-cell office:value-type="float" office:value="0.338" calcext:value-type="float">
            <text:p>0,338</text:p>
          </table:table-cell>
          <table:table-cell office:value-type="float" office:value="0.635" calcext:value-type="float">
            <text:p>0,635</text:p>
          </table:table-cell>
          <table:table-cell office:value-type="float" office:value="388.482" calcext:value-type="float">
            <text:p>388,482</text:p>
          </table:table-cell>
        </table:table-row>
        <table:table-row table:style-name="ro1">
          <table:table-cell office:value-type="string" calcext:value-type="string">
            <text:p>Spiral </text:p>
          </table:table-cell>
          <table:table-cell office:value-type="float" office:value="0.051" calcext:value-type="float">
            <text:p>0,051</text:p>
          </table:table-cell>
          <table:table-cell office:value-type="float" office:value="15.556" calcext:value-type="float">
            <text:p>15,556</text:p>
          </table:table-cell>
          <table:table-cell office:value-type="float" office:value="907.212" calcext:value-type="float">
            <text:p>907,212</text:p>
          </table:table-cell>
          <table:table-cell office:value-type="float" office:value="0.146" calcext:value-type="float">
            <text:p>0,146</text:p>
          </table:table-cell>
          <table:table-cell office:value-type="float" office:value="13.946" calcext:value-type="float">
            <text:p>13,946</text:p>
          </table:table-cell>
          <table:table-cell office:value-type="float" office:value="900.17" calcext:value-type="float">
            <text:p>900,17</text:p>
          </table:table-cell>
        </table:table-row>
        <table:table-row table:style-name="ro1">
          <table:table-cell office:value-type="string" calcext:value-type="string">
            <text:p>Moons </text:p>
          </table:table-cell>
          <table:table-cell office:value-type="float" office:value="0.201" calcext:value-type="float">
            <text:p>0,201</text:p>
          </table:table-cell>
          <table:table-cell office:value-type="float" office:value="12.95" calcext:value-type="float">
            <text:p>12,95</text:p>
          </table:table-cell>
          <table:table-cell office:value-type="float" office:value="907.191" calcext:value-type="float">
            <text:p>907,191</text:p>
          </table:table-cell>
          <table:table-cell office:value-type="float" office:value="0.368" calcext:value-type="float">
            <text:p>0,368</text:p>
          </table:table-cell>
          <table:table-cell office:value-type="float" office:value="9.808" calcext:value-type="float">
            <text:p>9,808</text:p>
          </table:table-cell>
          <table:table-cell office:value-type="float" office:value="887.219" calcext:value-type="float">
            <text:p>887,219</text:p>
          </table:table-cell>
        </table:table-row>
        <table:table-row table:style-name="ro1">
          <table:table-cell office:value-type="string" calcext:value-type="string">
            <text:p>Circles </text:p>
          </table:table-cell>
          <table:table-cell office:value-type="float" office:value="0.179" calcext:value-type="float">
            <text:p>0,179</text:p>
          </table:table-cell>
          <table:table-cell office:value-type="float" office:value="12.414" calcext:value-type="float">
            <text:p>12,414</text:p>
          </table:table-cell>
          <table:table-cell office:value-type="float" office:value="873.245" calcext:value-type="float">
            <text:p>873,245</text:p>
          </table:table-cell>
          <table:table-cell office:value-type="float" office:value="0.07" calcext:value-type="float">
            <text:p>0,07</text:p>
          </table:table-cell>
          <table:table-cell office:value-type="float" office:value="13.946" calcext:value-type="float">
            <text:p>13,946</text:p>
          </table:table-cell>
          <table:table-cell office:value-type="float" office:value="862.008" calcext:value-type="float">
            <text:p>862,008</text:p>
          </table:table-cell>
        </table:table-row>
        <table:table-row table:style-name="ro1">
          <table:table-cell/>
          <table:table-cell table:formula="of:=AVERAGE([.B2:.B33])" office:value-type="float" office:value="0.1561875" calcext:value-type="float">
            <text:p>0,1561875</text:p>
          </table:table-cell>
          <table:table-cell table:formula="of:=AVERAGE([.C2:.C33])" office:value-type="float" office:value="10.45953125" calcext:value-type="float">
            <text:p>10,45953125</text:p>
          </table:table-cell>
          <table:table-cell table:formula="of:=AVERAGE([.D2:.D33])" office:value-type="float" office:value="1308.46640625" calcext:value-type="float">
            <text:p>1308,46640625</text:p>
          </table:table-cell>
          <table:table-cell table:formula="of:=AVERAGE([.E2:.E33])" office:value-type="float" office:value="0.13353125" calcext:value-type="float">
            <text:p>0,13353125</text:p>
          </table:table-cell>
          <table:table-cell table:formula="of:=AVERAGE([.F2:.F33])" office:value-type="float" office:value="10.19440625" calcext:value-type="float">
            <text:p>10,19440625</text:p>
          </table:table-cell>
          <table:table-cell table:formula="of:=AVERAGE([.G2:.G33])" office:value-type="float" office:value="1288.24403125" calcext:value-type="float">
            <text:p>1288,24403125</text:p>
          </table:table-cell>
        </table:table-row>
        <table:table-row table:style-name="ro1" table:number-rows-repeated="48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9">00/00/0000</text:date>, <text:time style:data-style-name="N2" text:time-value="13:13:50.6161465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33:03.240019873</meta:creation-date>
    <dc:date>2019-01-09T13:16:08.457256378</dc:date>
    <meta:editing-duration>PT1H13M47S</meta:editing-duration>
    <meta:editing-cycles>18</meta:editing-cycles>
    <meta:generator>LibreOffice/5.1.6.2$Linux_X86_64 LibreOffice_project/10m0$Build-2</meta:generator>
    <meta:document-statistic meta:table-count="1" meta:cell-count="230" meta:object-count="0"/>
  </office:meta>
</office:document-meta>
</file>